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4000002906EBF6F889C25927F.png" manifest:media-type="image/png"/>
  <manifest:file-entry manifest:full-path="Pictures/10000000000004E2000001F9FB8CCD35B369A290.png" manifest:media-type="image/png"/>
  <manifest:file-entry manifest:full-path="Pictures/10000000000002410000008F587BE66667D05727.png" manifest:media-type="image/png"/>
  <manifest:file-entry manifest:full-path="Pictures/1000000000000208000001684EC95CFF38EC2840.png" manifest:media-type="image/png"/>
  <manifest:file-entry manifest:full-path="Pictures/100000000000014E000000737D99C2FF0A9143EC.png" manifest:media-type="image/png"/>
  <manifest:file-entry manifest:full-path="Pictures/10000000000003530000017BDE2D6643F3DCC2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dc4c5" officeooo:paragraph-rsid="001dc4c5"/>
    </style:style>
    <style:style style:name="P2" style:family="paragraph" style:parent-style-name="Text_20_body">
      <style:text-properties style:font-name="Ubuntu" officeooo:rsid="001dc4c5" officeooo:paragraph-rsid="001dc4c5"/>
    </style:style>
    <style:style style:name="P3" style:family="paragraph" style:parent-style-name="Text_20_body">
      <style:text-properties style:font-name="Ubuntu" officeooo:rsid="001ecc83" officeooo:paragraph-rsid="001ecc83"/>
    </style:style>
    <style:style style:name="P4" style:family="paragraph" style:parent-style-name="Text_20_body">
      <style:text-properties style:font-name="Ubuntu" officeooo:rsid="00326b70" officeooo:paragraph-rsid="00326b70"/>
    </style:style>
    <style:style style:name="P5" style:family="paragraph" style:parent-style-name="Text_20_body">
      <style:text-properties style:font-name="Ubuntu" officeooo:rsid="002e5fc5" officeooo:paragraph-rsid="002e5fc5"/>
    </style:style>
    <style:style style:name="P6" style:family="paragraph" style:parent-style-name="Text_20_body">
      <style:text-properties officeooo:rsid="001f9d16" officeooo:paragraph-rsid="001f9d16"/>
    </style:style>
    <style:style style:name="P7" style:family="paragraph" style:parent-style-name="Text_20_body">
      <style:paragraph-properties fo:text-align="start" style:justify-single-word="false"/>
      <style:text-properties fo:font-style="normal" officeooo:rsid="002327fe" officeooo:paragraph-rsid="002327fe" style:font-style-asian="normal" style:font-style-complex="normal"/>
    </style:style>
    <style:style style:name="P8" style:family="paragraph" style:parent-style-name="Text_20_body">
      <style:paragraph-properties fo:text-align="start" style:justify-single-word="false"/>
      <style:text-properties fo:font-style="normal" officeooo:rsid="002327fe" officeooo:paragraph-rsid="00326b70" style:font-style-asian="normal" style:font-style-complex="normal"/>
    </style:style>
    <style:style style:name="P9" style:family="paragraph" style:parent-style-name="Text_20_body">
      <style:paragraph-properties fo:text-align="start" style:justify-single-word="false"/>
      <style:text-properties fo:font-style="normal" officeooo:rsid="0025009e" officeooo:paragraph-rsid="0025009e" style:font-style-asian="normal" style:font-style-complex="normal"/>
    </style:style>
    <style:style style:name="P10" style:family="paragraph" style:parent-style-name="Text_20_body">
      <style:paragraph-properties fo:text-align="start" style:justify-single-word="false"/>
      <style:text-properties fo:font-style="normal" officeooo:rsid="00326b70" officeooo:paragraph-rsid="00326b70" style:font-style-asian="normal" style:font-style-complex="normal"/>
    </style:style>
    <style:style style:name="P11" style:family="paragraph" style:parent-style-name="Text_20_body">
      <style:paragraph-properties fo:text-align="start" style:justify-single-word="false"/>
      <style:text-properties fo:font-style="normal" fo:font-weight="normal" officeooo:rsid="002a33c3" officeooo:paragraph-rsid="002a33c3" style:font-style-asian="normal" style:font-weight-asian="normal" style:font-style-complex="normal" style:font-weight-complex="normal"/>
    </style:style>
    <style:style style:name="P12" style:family="paragraph" style:parent-style-name="Text_20_body">
      <style:text-properties fo:font-style="normal" fo:font-weight="normal" officeooo:rsid="00346597" officeooo:paragraph-rsid="00346597"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officeooo:rsid="002d1ce5" officeooo:paragraph-rsid="002d1ce5" style:font-style-asian="normal" style:font-weight-asian="normal" style:font-style-complex="normal" style:font-weight-complex="normal"/>
    </style:style>
    <style:style style:name="P14" style:family="paragraph" style:parent-style-name="Text_20_body">
      <style:text-properties officeooo:rsid="00272fda" officeooo:paragraph-rsid="00272fda"/>
    </style:style>
    <style:style style:name="P15" style:family="paragraph" style:parent-style-name="Text_20_body">
      <style:paragraph-properties fo:text-align="start" style:justify-single-word="false"/>
      <style:text-properties fo:font-style="italic" officeooo:rsid="002327fe" officeooo:paragraph-rsid="00283be3" style:font-style-asian="italic" style:font-style-complex="italic"/>
    </style:style>
    <style:style style:name="P16" style:family="paragraph" style:parent-style-name="Text_20_body">
      <style:text-properties officeooo:rsid="002cf3a3" officeooo:paragraph-rsid="002cf3a3"/>
    </style:style>
    <style:style style:name="P17" style:family="paragraph" style:parent-style-name="Text_20_body">
      <style:text-properties officeooo:rsid="003490f1" officeooo:paragraph-rsid="003490f1"/>
    </style:style>
    <style:style style:name="P18" style:family="paragraph" style:parent-style-name="Text_20_body">
      <style:text-properties officeooo:rsid="003490f1" officeooo:paragraph-rsid="003523e2"/>
    </style:style>
    <style:style style:name="P19" style:family="paragraph" style:parent-style-name="Text_20_body">
      <style:text-properties officeooo:rsid="003523e2" officeooo:paragraph-rsid="003523e2"/>
    </style:style>
    <style:style style:name="P20" style:family="paragraph" style:parent-style-name="Text_20_body">
      <style:text-properties officeooo:rsid="003523e2" officeooo:paragraph-rsid="0035e185"/>
    </style:style>
    <style:style style:name="P21" style:family="paragraph" style:parent-style-name="Text_20_body">
      <style:text-properties officeooo:rsid="0035e185" officeooo:paragraph-rsid="0035e185"/>
    </style:style>
    <style:style style:name="P22" style:family="paragraph" style:parent-style-name="Text_20_body">
      <style:text-properties fo:font-weight="normal" officeooo:rsid="0035e185" officeooo:paragraph-rsid="0035e185" style:font-weight-asian="normal" style:font-weight-complex="normal"/>
    </style:style>
    <style:style style:name="P23" style:family="paragraph" style:parent-style-name="Text_20_body">
      <style:text-properties fo:font-weight="normal" officeooo:rsid="003e22d8" officeooo:paragraph-rsid="003e22d8" style:font-weight-asian="normal" style:font-weight-complex="normal"/>
    </style:style>
    <style:style style:name="P24" style:family="paragraph" style:parent-style-name="Text_20_body">
      <style:text-properties fo:font-weight="normal" officeooo:rsid="004c8506" officeooo:paragraph-rsid="004c8506" style:font-weight-asian="normal" style:font-weight-complex="normal"/>
    </style:style>
    <style:style style:name="P25" style:family="paragraph" style:parent-style-name="Text_20_body">
      <style:text-properties officeooo:rsid="004007e5" officeooo:paragraph-rsid="004007e5"/>
    </style:style>
    <style:style style:name="P26" style:family="paragraph" style:parent-style-name="Text_20_body">
      <style:text-properties officeooo:rsid="00482e46" officeooo:paragraph-rsid="00482e46"/>
    </style:style>
    <style:style style:name="P27" style:family="paragraph" style:parent-style-name="Text_20_body">
      <style:text-properties officeooo:rsid="004bee8d" officeooo:paragraph-rsid="004bee8d"/>
    </style:style>
    <style:style style:name="P28" style:family="paragraph" style:parent-style-name="Text_20_body">
      <style:text-properties officeooo:rsid="004c8506" officeooo:paragraph-rsid="004c8506"/>
    </style:style>
    <style:style style:name="P29" style:family="paragraph" style:parent-style-name="Text_20_body">
      <style:text-properties officeooo:rsid="004df095" officeooo:paragraph-rsid="004df095"/>
    </style:style>
    <style:style style:name="P30" style:family="paragraph" style:parent-style-name="Text_20_body">
      <style:paragraph-properties fo:margin-top="0cm" fo:margin-bottom="0.25cm" loext:contextual-spacing="true"/>
      <style:text-properties officeooo:rsid="003490f1" officeooo:paragraph-rsid="003490f1"/>
    </style:style>
    <style:style style:name="P31" style:family="paragraph" style:parent-style-name="Text_20_body">
      <style:paragraph-properties fo:margin-top="0cm" fo:margin-bottom="0.25cm" loext:contextual-spacing="true"/>
      <style:text-properties officeooo:rsid="003ae89a" officeooo:paragraph-rsid="003c9715"/>
    </style:style>
    <style:style style:name="P32" style:family="paragraph" style:parent-style-name="Text_20_body">
      <style:paragraph-properties fo:margin-top="0cm" fo:margin-bottom="0.25cm" loext:contextual-spacing="true"/>
      <style:text-properties officeooo:rsid="003ae89a" officeooo:paragraph-rsid="0043701e"/>
    </style:style>
    <style:style style:name="P33" style:family="paragraph" style:parent-style-name="Text_20_body">
      <style:paragraph-properties fo:margin-top="0cm" fo:margin-bottom="0.25cm" loext:contextual-spacing="true"/>
      <style:text-properties style:text-underline-style="none" officeooo:rsid="003ae89a" officeooo:paragraph-rsid="003c9715"/>
    </style:style>
    <style:style style:name="P34" style:family="paragraph" style:parent-style-name="Text_20_body">
      <style:paragraph-properties fo:margin-top="0cm" fo:margin-bottom="0.25cm" loext:contextual-spacing="true"/>
      <style:text-properties style:text-underline-style="none" officeooo:rsid="003d832b" officeooo:paragraph-rsid="003d832b"/>
    </style:style>
    <style:style style:name="P35" style:family="paragraph" style:parent-style-name="Text_20_body">
      <style:paragraph-properties fo:margin-top="0cm" fo:margin-bottom="0.25cm" loext:contextual-spacing="true"/>
      <style:text-properties style:text-underline-style="none" officeooo:rsid="003d832b" officeooo:paragraph-rsid="004f777a"/>
    </style:style>
    <style:style style:name="P36" style:family="paragraph" style:parent-style-name="Text_20_body">
      <style:paragraph-properties fo:margin-top="0cm" fo:margin-bottom="0.25cm" loext:contextual-spacing="true"/>
      <style:text-properties style:text-underline-style="none" officeooo:rsid="004f777a" officeooo:paragraph-rsid="004f777a"/>
    </style:style>
    <style:style style:name="P37" style:family="paragraph" style:parent-style-name="Text_20_body">
      <style:paragraph-properties fo:margin-top="0cm" fo:margin-bottom="0.25cm" loext:contextual-spacing="true"/>
      <style:text-properties officeooo:rsid="0043b1e5" officeooo:paragraph-rsid="0043b1e5"/>
    </style:style>
    <style:style style:name="P38" style:family="paragraph" style:parent-style-name="Text_20_body" style:list-style-name="L1">
      <style:text-properties officeooo:rsid="004007e5" officeooo:paragraph-rsid="004007e5"/>
    </style:style>
    <style:style style:name="P39" style:family="paragraph" style:parent-style-name="Text_20_body" style:list-style-name="L4">
      <style:text-properties officeooo:rsid="003523e2" officeooo:paragraph-rsid="003523e2"/>
    </style:style>
    <style:style style:name="P40" style:family="paragraph" style:parent-style-name="Text_20_body" style:list-style-name="L5">
      <style:text-properties officeooo:rsid="003523e2" officeooo:paragraph-rsid="003523e2"/>
    </style:style>
    <style:style style:name="P41" style:family="paragraph" style:parent-style-name="Text_20_body" style:list-style-name="L5">
      <style:text-properties fo:font-weight="normal" officeooo:rsid="003523e2" officeooo:paragraph-rsid="003523e2" style:font-weight-asian="normal" style:font-weight-complex="normal"/>
    </style:style>
    <style:style style:name="P42" style:family="paragraph" style:parent-style-name="Text_20_body" style:list-style-name="L6">
      <style:text-properties fo:font-weight="normal" officeooo:rsid="0035f2d7" officeooo:paragraph-rsid="0035f2d7" style:font-weight-asian="normal" style:font-weight-complex="normal"/>
    </style:style>
    <style:style style:name="P43" style:family="paragraph" style:parent-style-name="Text_20_body" style:list-style-name="L6">
      <style:text-properties fo:font-weight="normal" officeooo:rsid="0035e185" officeooo:paragraph-rsid="0035e185" style:font-weight-asian="normal" style:font-weight-complex="normal"/>
    </style:style>
    <style:style style:name="P44" style:family="paragraph" style:parent-style-name="Text_20_body" style:list-style-name="L6">
      <style:text-properties fo:font-weight="normal" officeooo:rsid="00370b20" officeooo:paragraph-rsid="00370b20" style:font-weight-asian="normal" style:font-weight-complex="normal"/>
    </style:style>
    <style:style style:name="P45" style:family="paragraph" style:parent-style-name="Text_20_body" style:list-style-name="L6">
      <style:text-properties fo:font-weight="normal" officeooo:rsid="0038a3c1" officeooo:paragraph-rsid="0038a3c1" style:font-weight-asian="normal" style:font-weight-complex="normal"/>
    </style:style>
    <style:style style:name="P46" style:family="paragraph" style:parent-style-name="Text_20_body" style:list-style-name="L6">
      <style:text-properties officeooo:paragraph-rsid="0035f2d7"/>
    </style:style>
    <style:style style:name="P47" style:family="paragraph" style:parent-style-name="Text_20_body" style:list-style-name="L6">
      <style:text-properties officeooo:rsid="0035f2d7" officeooo:paragraph-rsid="0035f2d7"/>
    </style:style>
    <style:style style:name="P48" style:family="paragraph" style:parent-style-name="Text_20_body" style:list-style-name="L6">
      <style:text-properties style:text-underline-style="none" fo:font-weight="normal" officeooo:rsid="003abe5a" officeooo:paragraph-rsid="003abe5a" style:font-weight-asian="normal" style:font-weight-complex="normal"/>
    </style:style>
    <style:style style:name="P49" style:family="paragraph" style:parent-style-name="Text_20_body" style:list-style-name="L6">
      <style:text-properties style:text-underline-style="none" fo:font-weight="normal" officeooo:rsid="0041a4ae" officeooo:paragraph-rsid="0041a4ae" style:font-weight-asian="normal" style:font-weight-complex="normal"/>
    </style:style>
    <style:style style:name="P50" style:family="paragraph" style:parent-style-name="Text_20_body" style:list-style-name="L6">
      <style:text-properties style:text-underline-style="none" fo:font-weight="normal" officeooo:rsid="0041a4ae" officeooo:paragraph-rsid="00482e46" style:font-weight-asian="normal" style:font-weight-complex="normal"/>
    </style:style>
    <style:style style:name="P51" style:family="paragraph" style:parent-style-name="Text_20_body" style:list-style-name="L2">
      <style:paragraph-properties fo:margin-top="0cm" fo:margin-bottom="0.25cm" loext:contextual-spacing="true"/>
      <style:text-properties officeooo:rsid="003490f1" officeooo:paragraph-rsid="003490f1"/>
    </style:style>
    <style:style style:name="P52" style:family="paragraph" style:parent-style-name="Text_20_body" style:list-style-name="L2">
      <style:paragraph-properties fo:margin-top="0cm" fo:margin-bottom="0.25cm" loext:contextual-spacing="true"/>
      <style:text-properties officeooo:rsid="003490f1" officeooo:paragraph-rsid="003abe5a"/>
    </style:style>
    <style:style style:name="P53" style:family="paragraph" style:parent-style-name="Text_20_body" style:list-style-name="L3">
      <style:paragraph-properties fo:margin-top="0cm" fo:margin-bottom="0.25cm" loext:contextual-spacing="true"/>
      <style:text-properties officeooo:rsid="0043b1e5" officeooo:paragraph-rsid="0043b1e5"/>
    </style:style>
    <style:style style:name="P54" style:family="paragraph" style:parent-style-name="Heading_20_1">
      <style:text-properties officeooo:rsid="001dc4c5" officeooo:paragraph-rsid="001dc4c5"/>
    </style:style>
    <style:style style:name="P55" style:family="paragraph" style:parent-style-name="Heading_20_1">
      <style:text-properties fo:font-style="normal" style:text-underline-style="solid" style:text-underline-width="auto" style:text-underline-color="font-color" officeooo:rsid="00272fda" officeooo:paragraph-rsid="00272fda" style:font-style-asian="normal" style:font-style-complex="normal"/>
    </style:style>
    <style:style style:name="P56" style:family="paragraph" style:parent-style-name="Heading_20_1">
      <style:text-properties fo:font-style="normal" officeooo:rsid="00272fda" officeooo:paragraph-rsid="00272fda" style:font-style-asian="normal" style:font-style-complex="normal"/>
    </style:style>
    <style:style style:name="P57" style:family="paragraph" style:parent-style-name="Heading_20_1">
      <style:text-properties officeooo:rsid="00283be3" officeooo:paragraph-rsid="00283be3"/>
    </style:style>
    <style:style style:name="P58" style:family="paragraph" style:parent-style-name="Heading_20_1">
      <style:text-properties officeooo:rsid="003490f1" officeooo:paragraph-rsid="003490f1"/>
    </style:style>
    <style:style style:name="P59" style:family="paragraph" style:parent-style-name="Heading_20_1">
      <style:text-properties officeooo:rsid="004007e5" officeooo:paragraph-rsid="004007e5"/>
    </style:style>
    <style:style style:name="P60" style:family="paragraph" style:parent-style-name="Heading_20_1">
      <style:text-properties officeooo:rsid="00346597" officeooo:paragraph-rsid="00346597"/>
    </style:style>
    <style:style style:name="P61" style:family="paragraph" style:parent-style-name="Heading_20_1">
      <style:paragraph-properties fo:break-before="page"/>
      <style:text-properties fo:font-style="normal" officeooo:rsid="002327fe" officeooo:paragraph-rsid="002327fe" style:font-style-asian="normal" style:font-style-complex="normal"/>
    </style:style>
    <style:style style:name="P62" style:family="paragraph" style:parent-style-name="Heading_20_2">
      <style:text-properties officeooo:rsid="003523e2" officeooo:paragraph-rsid="003523e2"/>
    </style:style>
    <style:style style:name="P63" style:family="paragraph" style:parent-style-name="Heading_20_2">
      <style:text-properties officeooo:rsid="0035e185" officeooo:paragraph-rsid="0035e185"/>
    </style:style>
    <style:style style:name="T1" style:family="text">
      <style:text-properties fo:font-weight="bold" style:font-weight-asian="bold" style:font-weight-complex="bold"/>
    </style:style>
    <style:style style:name="T2" style:family="text">
      <style:text-properties fo:font-weight="bold" officeooo:rsid="0035f2d7"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e5fc5" style:font-weight-asian="normal" style:font-weight-complex="normal"/>
    </style:style>
    <style:style style:name="T5" style:family="text">
      <style:text-properties fo:font-weight="normal" officeooo:rsid="003523e2" style:font-weight-asian="normal" style:font-weight-complex="normal"/>
    </style:style>
    <style:style style:name="T6" style:family="text">
      <style:text-properties fo:font-weight="normal" officeooo:rsid="0035f2d7"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02ff388" style:font-style-asian="italic" style:font-style-complex="italic"/>
    </style:style>
    <style:style style:name="T9" style:family="text">
      <style:text-properties fo:font-style="italic" officeooo:rsid="00326b70" style:font-style-asian="italic" style:font-style-complex="italic"/>
    </style:style>
    <style:style style:name="T10" style:family="text">
      <style:text-properties fo:font-style="italic" officeooo:rsid="00346597" style:font-style-asian="italic" style:font-style-complex="italic"/>
    </style:style>
    <style:style style:name="T11" style:family="text">
      <style:text-properties fo:font-style="italic" officeooo:rsid="003c9715"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officeooo:rsid="002162f7" style:font-style-asian="normal" style:font-style-complex="normal"/>
    </style:style>
    <style:style style:name="T16" style:family="text">
      <style:text-properties fo:font-style="normal" officeooo:rsid="00272fda" style:font-style-asian="normal" style:font-style-complex="normal"/>
    </style:style>
    <style:style style:name="T17" style:family="text">
      <style:text-properties fo:font-style="normal" officeooo:rsid="002a33c3" style:font-style-asian="normal" style:font-style-complex="normal"/>
    </style:style>
    <style:style style:name="T18" style:family="text">
      <style:text-properties fo:font-style="normal" officeooo:rsid="00346597"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272fda" style:font-style-asian="normal" style:font-weight-asian="normal" style:font-style-complex="normal" style:font-weight-complex="normal"/>
    </style:style>
    <style:style style:name="T21" style:family="text">
      <style:text-properties fo:font-variant="normal" fo:text-transform="none" fo:color="#000000" fo:letter-spacing="normal" fo:font-style="normal" fo:font-weight="normal" style:font-style-asian="normal" style:font-style-complex="normal"/>
    </style:style>
    <style:style style:name="T22" style:family="text">
      <style:text-properties fo:font-variant="normal" fo:text-transform="none" fo:color="#000000" fo:letter-spacing="normal" fo:font-style="normal" fo:font-weight="normal" officeooo:rsid="00283be3" style:font-style-asian="normal" style:font-style-complex="normal"/>
    </style:style>
    <style:style style:name="T23" style:family="text">
      <style:text-properties fo:font-variant="normal" fo:text-transform="none" fo:color="#000000" style:font-name="Ubuntu" fo:letter-spacing="normal" fo:font-style="normal" fo:font-weight="normal" officeooo:rsid="00272fda" style:font-style-asian="normal" style:font-weight-asian="normal" style:font-style-complex="normal" style:font-weight-complex="normal"/>
    </style:style>
    <style:style style:name="T24" style:family="text">
      <style:text-properties officeooo:rsid="00283be3"/>
    </style:style>
    <style:style style:name="T25" style:family="text">
      <style:text-properties officeooo:rsid="002d1ce5"/>
    </style:style>
    <style:style style:name="T26" style:family="text">
      <style:text-properties officeooo:rsid="002ff388"/>
    </style:style>
    <style:style style:name="T27" style:family="text">
      <style:text-properties officeooo:rsid="00326b70"/>
    </style:style>
    <style:style style:name="T28" style:family="text">
      <style:text-properties officeooo:rsid="003435ad"/>
    </style:style>
    <style:style style:name="T29" style:family="text">
      <style:text-properties officeooo:rsid="0035e185"/>
    </style:style>
    <style:style style:name="T30" style:family="text">
      <style:text-properties officeooo:rsid="0035f2d7"/>
    </style:style>
    <style:style style:name="T31" style:family="text">
      <style:text-properties officeooo:rsid="003c9715"/>
    </style:style>
    <style:style style:name="T32" style:family="text">
      <style:text-properties officeooo:rsid="003e22d8"/>
    </style:style>
    <style:style style:name="T33" style:family="text">
      <style:text-properties officeooo:rsid="0043701e"/>
    </style:style>
    <style:style style:name="T34" style:family="text">
      <style:text-properties style:text-underline-style="none"/>
    </style:style>
    <style:style style:name="T35" style:family="text">
      <style:text-properties officeooo:rsid="0046fdd2"/>
    </style:style>
    <style:style style:name="T36" style:family="text">
      <style:text-properties officeooo:rsid="00482e46"/>
    </style:style>
    <style:style style:name="T37" style:family="text">
      <style:text-properties officeooo:rsid="0049fd7c"/>
    </style:style>
    <style:style style:name="T38" style:family="text">
      <style:text-properties officeooo:rsid="004b0602"/>
    </style:style>
    <style:style style:name="T39" style:family="text">
      <style:text-properties officeooo:rsid="004b5d0a"/>
    </style:style>
    <style:style style:name="T40" style:family="text">
      <style:text-properties officeooo:rsid="004bee8d"/>
    </style:style>
    <style:style style:name="T41" style:family="text">
      <style:text-properties style:text-underline-style="solid" style:text-underline-width="auto" style:text-underline-color="font-color"/>
    </style:style>
    <style:style style:name="T42" style:family="text">
      <style:text-properties officeooo:rsid="004f777a"/>
    </style:style>
    <style:style style:name="T43" style:family="text">
      <style:text-properties officeooo:rsid="00507eab"/>
    </style:style>
    <style:style style:name="T44" style:family="text">
      <style:text-properties officeooo:rsid="0051acf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licación Web Bootstrap</text:p>
      <text:h text:style-name="P54" text:outline-level="1">Introducción</text:h>
      <text:p text:style-name="P1">Para este trabajo voy a hacer una página web de un camping ficticio, que he llamado “La Rosa de los Vientos”.<text:line-break/>La web es solo la parte de cliente, por lo que es una web “estática”. </text:p>
      <text:p text:style-name="P6">Para la gestión de versiones voy a usar GitHub.</text:p>
      <text:p text:style-name="P6">Para la creación del proyecto en sí, su “despliegue” en producción y la gestión de las versiones de desarrollo voy a usar <text:span text:style-name="T16">Yeoman</text:span><text:span text:style-name="T14"> y </text:span><text:span text:style-name="T16">Gulp </text:span><text:span text:style-name="T15">(que ha sustituido a </text:span><text:span text:style-name="T16">Gr</text:span><text:span text:style-name="T15">unt en las nuevas versiones de </text:span><text:span text:style-name="T16">Yeoman</text:span><text:span text:style-name="T15">)</text:span><text:span text:style-name="T14">.</text:span></text:p>
      <text:h text:style-name="Heading_20_1" text:outline-level="1">Creación del repositorio en GitHub</text:h>
      <text:p text:style-name="Text_20_body">He utilizado mi cuenta personal en GitHub para crear una nueva organización llamada <text:span text:style-name="T1">srubio-diw</text:span><text:span text:style-name="T3">. Bajo esa organización he creado un nuevo repositorio llamado </text:span><text:span text:style-name="T1">srubio-diw.github.io</text:span><text:span text:style-name="T3">. Al poner este nombre de repositorio, se podrá acceder a la web realizada en dicho repositorio desde la URL </text:span><text:a xlink:type="simple" xlink:href="http://srubio-diw.github.io/" text:style-name="Internet_20_link" text:visited-style-name="Visited_20_Internet_20_Link"><text:span text:style-name="T3">http://srubio-diw.github.io</text:span></text:a><text:span text:style-name="T3"> como parte de </text:span><text:a xlink:type="simple" xlink:href="https://pages.github.com/" text:style-name="Internet_20_link" text:visited-style-name="Visited_20_Internet_20_Link"><text:span text:style-name="T3">GitHub Pages</text:span></text:a><text:span text:style-name="T3">.</text:span></text:p>
      <text:p text:style-name="P2"><text:span text:style-name="T3">Una vez creado el repositorio me lo he bajado en mi ordenador y he usado </text:span><text:span text:style-name="T4">Yeoman</text:span><text:span text:style-name="T19"> para crear la estructura básica del proyecto, seleccionando Boostrap y Modernizr pero quitando SASS (vamos a usar LESS). </text:span></text:p>
      <text:p text:style-name="P3"><text:span text:style-name="T19">Completado el proceso de </text:span><text:span text:style-name="T20">Yeoman</text:span><text:span text:style-name="T19"> he creado un index.html en la raíz del repositorio para que GitHub Pages lo pueda leer y mostrar cuando se acceda a la URL de la página del proyecto, </text:span><text:a xlink:type="simple" xlink:href="http://srubio-diw.github.io/" text:style-name="Internet_20_link" text:visited-style-name="Visited_20_Internet_20_Link"><text:span text:style-name="T19">http://srubio-diw.github.io</text:span></text:a><text:span text:style-name="T19"> .</text:span></text:p>
      <text:p text:style-name="P4"><text:span text:style-name="T19">Yeoman genera el proyecto de modo que el </text:span><text:span text:style-name="T12">index.html</text:span><text:span text:style-name="T19"> está dentro de la carpeta </text:span><text:span text:style-name="T12">app</text:span><text:span text:style-name="T19">. Al hacer el </text:span><text:span text:style-name="T12">build</text:span><text:span text:style-name="T19"> del proyecto usando Grunt, ese </text:span><text:span text:style-name="T12">index.html</text:span><text:span text:style-name="T19"> se retoca (se cambian algunos links y se minimiza) y se guarda en la carpeta</text:span><text:span text:style-name="T12"> dist </text:span><text:span text:style-name="T19">como versión para producción.<text:line-break/>GitHub Pages necesita que haya un </text:span><text:span text:style-name="T12">index.html</text:span><text:span text:style-name="T19"> en la carpeta raíz del repositorio, por lo que he creado un </text:span><text:span text:style-name="T12">index.html</text:span><text:span text:style-name="T19"> en la raíz del repositorio que simplemente redirige al </text:span><text:span text:style-name="T12">index.html</text:span><text:span text:style-name="T19"> de producción, en la carpeta </text:span><text:span text:style-name="T12">dist</text:span><text:span text:style-name="T19">. Así, al acceder a la página de GitHub Pages se puede ver la web en su versión de producción.</text:span></text:p>
      <text:p text:style-name="P5"><text:span text:style-name="T19">He borrado el fichero </text:span><text:span text:style-name="T12">custom.css</text:span><text:span text:style-name="T19"> que había en </text:span><text:span text:style-name="T12">/app/styles</text:span><text:span text:style-name="T19"> ya que son unos estilos generados por Yeoman para mostrar su página de prueba y no quiero tener esas modificaciones.</text:span></text:p>
      <text:h text:style-name="P61" text:outline-level="1">Gulp + LESS</text:h>
      <text:p text:style-name="P15"><text:span text:style-name="T23">Yeoman</text:span><text:span text:style-name="T21"> ha creado mi proyecto incluyendo </text:span><text:span text:style-name="T22">Gulp</text:span><text:span text:style-name="T21">. He buscado un plugin de </text:span><text:span text:style-name="T22">Gulp</text:span><text:span text:style-name="T21"> para trabajar con LESS y he instalado gulp-less:</text:span></text:p>
      <text:p text:style-name="P7"><text:tab/>$ sudo npm install gulp-less –save-dev</text:p>
      <text:p text:style-name="P7">La opción --save-dev es para que incluya la dependencia en <text:span text:style-name="T7">project.json</text:span>.</text:p>
      <text:p text:style-name="P7">Hecho esto he tenido que configurar <text:span text:style-name="T27">una</text:span> tarea de <text:span text:style-name="T24">Gulp</text:span><text:span text:style-name="T7"> </text:span>para este plugin. <text:span text:style-name="T27">Se encarga de compilar los ficheros .</text:span><text:span text:style-name="T9">less</text:span><text:span text:style-name="T27"> y guardarlos en la carpeta </text:span><text:span text:style-name="T9">styles</text:span><text:span text:style-name="T27">. <text:s/><text:line-break/>Además he modificado la tarea </text:span><text:span text:style-name="T9">build </text:span><text:span text:style-name="T27">para que ejecute primero el </text:span><text:span text:style-name="T9">compile-less</text:span><text:span text:style-name="T27"> antes de la tarea para minimizar los estilos y guardarlos en </text:span><text:span text:style-name="T9">dist</text:span><text:span text:style-name="T27">, de modo que esa tarea coja también los </text:span><text:span text:style-name="T9">.css</text:span><text:span text:style-name="T27"> generados de mis </text:span><text:span text:style-name="T9">.less</text:span><text:span text:style-name="T27">.</text:span></text:p>
      <text:p text:style-name="P9"><draw:frame draw:style-name="fr1" draw:name="Imagen2" text:anchor-type="paragraph" svg:width="15.266cm" svg:height="3.784cm" draw:z-index="1"><draw:image xlink:href="Pictures/10000000000002410000008F587BE66667D05727.png" xlink:type="simple" xlink:show="embed" xlink:actuate="onLoad"/></draw:frame></text:p>
      <text:p text:style-name="P9"/>
      <text:p text:style-name="P10">También he utilizado el plugin gulp-watch-less para que, si cambio los ficheros <text:span text:style-name="T7">.less</text:span> mientras la web se está sirviendo con <text:span text:style-name="T7">gulp serve, </text:span>Gulp detecte los cambios y actualice la web. El plugin lo he instalado así:</text:p>
      <text:p text:style-name="P8"><text:tab/>$ sudo npm install gulp-<text:span text:style-name="T27">watch-</text:span>less –save-dev</text:p>
      <text:p text:style-name="P10">Y esta es la tarea, <text:span text:style-name="T28">que he incluido en la tarea serve</text:span>:<draw:frame draw:style-name="fr2" draw:name="Imagen1" text:anchor-type="char" svg:x="3.84cm" svg:y="1.323cm" svg:width="8.837cm" svg:height="3.043cm" draw:z-index="2"><draw:image xlink:href="Pictures/100000000000014E000000737D99C2FF0A9143EC.png" xlink:type="simple" xlink:show="embed" xlink:actuate="onLoad"/></draw:frame></text:p>
      <text:h text:style-name="P55" text:outline-level="1" text:is-list-header="true"><draw:frame draw:style-name="fr3" draw:name="Imagen4" text:anchor-type="paragraph" svg:x="1.78cm" svg:y="0.321cm" svg:width="13.758cm" svg:height="9.525cm" draw:z-index="3"><draw:image xlink:href="Pictures/1000000000000208000001684EC95CFF38EC2840.png" xlink:type="simple" xlink:show="embed" xlink:actuate="onLoad"/></draw:frame><text:soft-page-break/></text:h>
      <text:h text:style-name="P56" text:outline-level="1">Paleta de colores</text:h>
      <text:p text:style-name="P14"><text:span text:style-name="T14">He utilizado la web </text:span><text:a xlink:type="simple" xlink:href="http://paletton.com/" text:style-name="Internet_20_link" text:visited-style-name="Visited_20_Internet_20_Link"><text:span text:style-name="T14">Paletton</text:span></text:a><text:span text:style-name="T14"> para generar una paleta de colores. </text:span><text:a xlink:type="simple" xlink:href="http://paletton.com/#uid=23j0U0kwMdsup6Foqc7AKqKm+v8" text:style-name="Internet_20_link" text:visited-style-name="Visited_20_Internet_20_Link"><text:span text:style-name="T14">Esta</text:span></text:a><text:span text:style-name="T14"> es la paleta que he empleado. He exportado la paleta desde la web a formato LESS para utilizarla al </text:span><text:span text:style-name="T18">modificar el fichero </text:span><text:span text:style-name="T10">variables.less</text:span><text:span text:style-name="T18"> de Bootstrap y al crear mi fichero de estilos.</text:span></text:p>
      <text:h text:style-name="P57" text:outline-level="1">Bootstrap</text:h>
      <text:p text:style-name="P16"><text:span text:style-name="T17">C</text:span><text:span text:style-name="T14">omo he generado mi </text:span><text:span text:style-name="T7">proyecto</text:span><text:span text:style-name="T14"> con Yeoman tengo el Bootstrap como proyecto dentro de la carpeta </text:span><text:span text:style-name="T7">bower_components</text:span><text:span text:style-name="T14">. He modificado el fichero </text:span><text:span text:style-name="T7">variables.less </text:span><text:span text:style-name="T14">de Bootstrap y cuando compile mi proyecto se utilizará mi Bootstrap modificado </text:span><text:span text:style-name="T18">ya que se importan los CSS desde bower</text:span><text:span text:style-name="T14">.</text:span></text:p>
      <text:p text:style-name="P12">He modificado variables de colores sobretodo, personalizando los colores del menú de navegación, de fondo, etc.</text:p>
      <text:p text:style-name="P11">Concluidas las modificaciones, he instalado bootstrap con <text:span text:style-name="T1">npm install</text:span><text:span text:style-name="T13"> </text:span>y después lo he compilado con Grunt <text:span text:style-name="T25">para que se actualizarán los CSS generados de Bootstrap y que se usan en mi web.</text:span></text:p>
      <text:p text:style-name="P13">A modo de ejemplo, he marcado uno de los valores que había cambiado en LESS en el <text:span text:style-name="T7">bootstrap.css</text:span> resultante, <text:span text:style-name="T26">aunque se puede ver el fichero </text:span><text:span text:style-name="T8">variables.less </text:span><text:span text:style-name="T26">completo en el repositorio con mis modificaciones</text:span>:</text:p>
      <text:h text:style-name="P58" text:outline-level="1"><text:soft-page-break/>Comentarios generales</text:h>
      <text:p text:style-name="P18">La estructura de la página es un poco peculiar por lo que me gustaría explicarla un poco.</text:p>
      <text:p text:style-name="P18"><text:s/>Todas las páginas de la web tienen elementos comunes: barra de navegación, clases y scripts que se cargan (en su mayoría), pie de página…<text:line-break/> Se podría optar por sacar a ficheros <text:span text:style-name="T1">.html</text:span><text:span text:style-name="T3"> separados esos elementos e incluirlos en cada página en sí (los </text:span><text:span text:style-name="T1">.html</text:span><text:span text:style-name="T3"> de cada página del sitio). <text:line-break/>Pero he optado por otra opción que, desde mi punto de vista, rinde mejor. </text:span></text:p>
      <text:p text:style-name="P17"><text:span text:style-name="T3">La web en realidad solo tiene una página, el </text:span><text:span text:style-name="T1">index.html</text:span><text:span text:style-name="T3">. Este HTML tiene un elemento div en el que, mediante jQuery, cargo otro fichero </text:span><text:span text:style-name="T1">.html</text:span><text:span text:style-name="T3"> con el contenido de la página que el usuario visita. Cada vez que el usuario hace clic en un enlace de la barra de navegación, jQuery carga un nuevo </text:span><text:span text:style-name="T1">.html</text:span><text:span text:style-name="T3"> en ese div del </text:span><text:span text:style-name="T1">index.html</text:span><text:span text:style-name="T3"> pero en realidad no está cambiando de página. Esto mejora el rendimiento de la página porque los elementos comunes solo se cargan una vez, cuando el usuario accede al sitio (incluidos los CSS y JS). Durante la navegación del usuario por el sitio el navegador solo tiene que descargar los ficheros </text:span><text:span text:style-name="T1">.html</text:span><text:span text:style-name="T3"> que carga dentro del </text:span><text:span text:style-name="T1">index.html</text:span><text:span text:style-name="T3">, el resto ni siquiera se refresca. Se puede apreciar que la URL del navegador no cambia por mucho que el usuario cambia de sección de la página.</text:span></text:p>
      <text:p text:style-name="P17"><text:span text:style-name="T3">He realizado páginas usando AngularJS y me gusta mucho el sistema “one page”. Solo que AngularJS lo gestiona mejor de lo que he hecho yo, obviamente, y aunque en realidad el usuario tampoco cambia de página la URL si cambia, lo que permite que al refrescar (F5) se recargue la misma página en la que el usuario se encuentra. </text:span><text:span text:style-name="T5">En mi página, si se hace F5 se vuelve al Home, que es el contenido que carga el index.html cuando se abre por primera vez. </text:span></text:p>
      <text:p text:style-name="P13"><draw:frame draw:style-name="fr4" draw:name="Imagen3" text:anchor-type="paragraph" svg:width="17cm" svg:height="7.571cm" draw:z-index="0"><draw:image xlink:href="Pictures/10000000000003530000017BDE2D6643F3DCC2F1.png" xlink:type="simple" xlink:show="embed" xlink:actuate="onLoad"/></draw:frame></text:p>
      <text:h text:style-name="P59" text:outline-level="1"><text:soft-page-break/>Plugins y widgets</text:h>
      <text:p text:style-name="P25">He usado algunos plugins y widgets en la página.</text:p>
      <text:list xml:id="list5920204327915693675" text:style-name="L1">
        <text:list-item>
          <text:p text:style-name="P38">BxSlider: para mostrar las imágenes del Home en un slider. Se carga con CDN por hacer uso de algún CDN en la web. <text:span text:style-name="T38">Es responsivo.</text:span></text:p>
        </text:list-item>
        <text:list-item>
          <text:p text:style-name="P38">TripAdvisor: he usado dos widgets de TripAdvisor, de un camping real, para ver su valoración y poder incluir otra valoración. Los widgets son funcionales, si se hace una valoración a través del widget se estará haciendo una valoración de verdad a ese camping. Los widgets de TripAdvisor son públicos, todo el mundo puede verlos y usarlos, por eso he hecho uso de dos que imitan los que realmente tendría el camping de mi web de estar en TripAdvisor. Es código incrustado.</text:p>
        </text:list-item>
        <text:list-item>
          <text:p text:style-name="P38">Tiempo: he usado un widget provisto por una web de pronósticos. Es código incrustado.</text:p>
        </text:list-item>
        <text:list-item>
          <text:p text:style-name="P38">Google Maps: para incluir un mapa de Google Map he utilizado un plugin jQuery llamado Maplace. Lo he instalado con bower y lo he incluido en mi <text:span text:style-name="T1">index.html</text:span><text:span text:style-name="T3">. Usa el API de Google Maps para mostrar un mapa. Lo he personalizado marcando un punto de Valencia, donde supuestamente se encuentra el camping.</text:span></text:p>
        </text:list-item>
      </text:list>
      <text:h text:style-name="Heading_20_1" text:outline-level="1">V<text:span text:style-name="T40">alidación W3C y Pagespeed de Google</text:span></text:h>
      <text:p text:style-name="P27">He pasado la validación de la W3C sin errores ni advertencias, como HTML5 (experimental):</text:p>
      <text:p text:style-name="P27"><draw:frame draw:style-name="fr5" draw:name="Imagen5" text:anchor-type="paragraph" svg:width="17cm" svg:height="8.685cm" draw:z-index="4"><draw:image xlink:href="Pictures/1000000000000504000002906EBF6F889C25927F.png" xlink:type="simple" xlink:show="embed" xlink:actuate="onLoad"/></draw:frame></text:p>
      <text:p text:style-name="P27"><draw:frame draw:style-name="fr4" draw:name="Imagen6" text:anchor-type="paragraph" svg:width="17cm" svg:height="6.867cm" draw:z-index="5"><draw:image xlink:href="Pictures/10000000000004E2000001F9FB8CCD35B369A290.png" xlink:type="simple" xlink:show="embed" xlink:actuate="onLoad"/></draw:frame></text:p>
      <text:p text:style-name="P28"><text:soft-page-break/>También he pasado el Pagespeed de Google con buenos resultados. Al pasarlo sobre la web de GitHub Pages sale como aspecto negativo que falta por definir el almacenamiento en caché de los recursos. En GitHub Pages no es posible configurar eso, no lo admiten, por lo que para el test de Pagespeed uso la web publicada en Hostinger que si lo admite y en la que he subido un .<text:span text:style-name="T1">htaccess</text:span><text:span text:style-name="T3">.</text:span></text:p>
      <text:p text:style-name="P24"/>
      <text:h text:style-name="P60" text:outline-level="1"><text:s/>Justificación de los criterios de evaluación</text:h>
      <text:h text:style-name="Heading_20_2" text:outline-level="2">Por realizar las 4 páginas con lo vídeos e imágenes que se piden (responsivos) y menú hasta 4 puntos.</text:h>
      <text:p text:style-name="P17">He realizado más de 4 páginas: </text:p>
      <text:list xml:id="list6452802487971507609" text:style-name="L2">
        <text:list-item>
          <text:p text:style-name="P51">Portada o “Home”</text:p>
        </text:list-item>
        <text:list-item>
          <text:p text:style-name="P51">Tarifas</text:p>
        </text:list-item>
        <text:list-item>
          <text:p text:style-name="P51">Instalaciones</text:p>
        </text:list-item>
        <text:list-item>
          <text:p text:style-name="P51">Servicios</text:p>
        </text:list-item>
        <text:list-item>
          <text:p text:style-name="P52">¿Dónde estamos?</text:p>
        </text:list-item>
        <text:list-item>
          <text:p text:style-name="P51">Galería</text:p>
        </text:list-item>
        <text:list-item>
          <text:p text:style-name="P51">Formulario de contacto</text:p>
        </text:list-item>
      </text:list>
      <text:p text:style-name="P30"/>
      <text:p text:style-name="P30">He usado Bootstrap, que es responsivo, como framework de la web por lo que la web en sí es responsiva. Además, los plugins que he incluido también lo son o los he adaptado para que lo sean, para que no haya elementos que no sean responsivos (por ejemplo, bxSlider es responsivo).</text:p>
      <text:p text:style-name="P30"/>
      <text:p text:style-name="P30">Hay un menú superior, de dos niveles, que permite el acceso a todos los apartados indicados anteriormente. He incluido un logo que también redirige al Home.</text:p>
      <text:p text:style-name="P30"/>
      <text:p text:style-name="P32"><text:span text:style-name="T33">Hay más de</text:span> 10 imágenes están repartidas entre el slider (que tiene 4), la sección de instalaciones que tiene 2 nuevas y una repetida <text:span text:style-name="T31">del slider</text:span>, <text:span text:style-name="T31">la sección de instalaciones que tiene 3 nuevas y la galería que muestra 3 <text:s/></text:span>más nueva y el resto repetidas <text:span text:style-name="T31">de las secciones anteriores</text:span>. <text:line-break/>En la sección de instalaciones las imágenes se muestran como thumbnail de bootstrap que al hacer clic en ellas abren una nueva ventana con la imagen en grande.<text:line-break/><text:span text:style-name="T31">Por otro lado, he retocado una imagen con Gimp para hacer el logo del menú de navegación y otra para hacer el </text:span><text:span text:style-name="T11">favicon</text:span><text:span text:style-name="T31">.</text:span></text:p>
      <text:p text:style-name="P31"/>
      <text:p text:style-name="P37">Retoques de imágenes:</text:p>
      <text:list xml:id="list937562849382165721" text:style-name="L3">
        <text:list-item>
          <text:p text:style-name="P53">En las secciones instalaciones y servicios se muestran thumbnails. Esos thumbnails son las imagenes originales reducidas para tener menor tamaño y a 70ppp. Cuando se hace clic en ellas se abre una nueva ventana que muestran las imagenes al tamaño y resolución originales.</text:p>
        </text:list-item>
        <text:list-item>
          <text:p text:style-name="P53"><text:soft-page-break/>En el home se muestran unas imágenes en un slider. Esas imágenes han sido recortadas para tener todas el mismo alto, de modo que el slider no ocupe más altura con unas imágenes que con otras. <text:span text:style-name="T34">Están</text:span> a 70ppp.</text:p>
        </text:list-item>
        <text:list-item>
          <text:p text:style-name="P53">En la galeria se muestran varias imágenes, todas a 70ppp. <text:span text:style-name="T35">Están ajustadas de tamaño para que todas tengan una proporción 4:3, de modo que en la galería se vea una cuadrícula perfecta. Al hacer clic en ellas el plugin las muestra en grande, permitiendo hacer zoom, voltear, mostrar en presentación...</text:span></text:p>
        </text:list-item>
      </text:list>
      <text:p text:style-name="P33"/>
      <text:p text:style-name="P35">El vídeo se encuentra en la parte de abajo de la galería. <text:span text:style-name="T42">Sus dimensiones son 480 x 270 y tiene 24 fps. Ocupa 5,6MB. Debajo del video incrustado he incluido un enlace para poder ver el vídeo en calidad original (1280 x 720).</text:span></text:p>
      <text:p text:style-name="P34"/>
      <text:p text:style-name="P36">Los derechos de las imágenes y los videos empleados y sus enlaces están indicados en el documento <text:span text:style-name="T1">derechos_de_imágenes.txt</text:span><text:span text:style-name="T3"> <text:s/>enlazado en el pie de página.</text:span></text:p>
      <text:p text:style-name="P30"/>
      <text:h text:style-name="P62" text:outline-level="2">Por realizar un diseño bonito cuidando contraste, color, diseño responsivo, usable, accesible, consistente y persistente hasta 2 puntos.</text:h>
      <text:p text:style-name="P19">He creado una paleta con Paletton que utiliza colores complementarios para cuidar la armonía del sitio pero utilizando dos colores que contrastan ligeramente.</text:p>
      <text:p text:style-name="P19">El sitio es usable:</text:p>
      <text:list xml:id="list6918676749035011992" text:style-name="L4">
        <text:list-item>
          <text:p text:style-name="P39">Es sencillo de usar. Tiene pocos elementos y son visibles sin tener que realizar acciones complicadas. No se necesita un aprendizaje para poder usar la web.</text:p>
        </text:list-item>
        <text:list-item>
          <text:p text:style-name="P39">Utilizo un lenguaje sencillo, comprensible para todo el mundo, sin hacer uso de lenguaje técnico ni ornamental.</text:p>
        </text:list-item>
        <text:list-item>
          <text:p text:style-name="P39">Es consistente: sus elementos tienen estilos similares, todo queda integrado correctamente en la web. El tema visual es el mismo en cada una de las secciones.</text:p>
        </text:list-item>
        <text:list-item>
          <text:p text:style-name="P39">Es persistente: la barra de navegación se encuentra en el mismo sitio en todas las secciones, al igual que el pie de página. El contenido de la web empieza en la misma posición en cada sección, aunque su altura sea variable en función del contenido.</text:p>
        </text:list-item>
      </text:list>
      <text:p text:style-name="P19">El sitio es accesible:</text:p>
      <text:list xml:id="list9035426440744332888" text:style-name="L5">
        <text:list-item>
          <text:p text:style-name="P40">Es perceptible y robusto: las imágenes cuentan con una descripción en la etiqueta <text:span text:style-name="T1">img</text:span><text:span text:style-name="T3"> en el atributo </text:span><text:span text:style-name="T1">alt</text:span><text:span text:style-name="T3"> para que los usuarios ciegos puedan oír la descripción de la misma con sus lectores de pantalla. El vídeo va acompañado de una alternativa en texto que describe lo que muestra el vídeo. He incluido algún elemento con la clase </text:span><text:span text:style-name="T1">sr-only</text:span><text:span text:style-name="T3"> de Bootstrap para que los lectores de pantalla dispongan de la información adicional que se puede observar a simple vista (agrupación de </text:span><text:soft-page-break/><text:span text:style-name="T3">elementos, por ejemplo) pero no se puede apreciar al oírlo sin más.</text:span></text:p>
        </text:list-item>
        <text:list-item>
          <text:p text:style-name="P41">Es operable: no se requieren acciones que personas con discapacidad motriz no puedan realizar. Los menús y elementos de la página se pueden iterar con el teclado (tabulador para seleccionar los distintos elementos, flecha de abajo para desplegar un menú, enter para seleccionar…).</text:p>
        </text:list-item>
        <text:list-item>
          <text:p text:style-name="P41">Es comprensible: la página es sencilla, se comprende fácilmente. La información es clara, no está oculta ni expresada de forma enrevesada.</text:p>
        </text:list-item>
      </text:list>
      <text:h text:style-name="P62" text:outline-level="2">Acceso a redes sociales (iconos) y sprites hasta 0,5 puntos.</text:h>
      <text:p text:style-name="P20">He usado una imagen de sprites para los iconos de acceso a las redes sociales <text:span text:style-name="T29">usando la web </text:span><text:a xlink:type="simple" xlink:href="http://spritegen.website-performance.org/" text:style-name="Internet_20_link" text:visited-style-name="Visited_20_Internet_20_Link"><text:span text:style-name="T29">http://spritegen.website-performance.org/</text:span></text:a><text:span text:style-name="T29">. Los iconos de las redes sociales se ven en blanco y gris hasta que el usuario pasa el cursor por encima y se puede ver en color.</text:span></text:p>
      <text:p text:style-name="P26">He descargado imágenes a color de las redes sociales, en formato <text:span text:style-name="T1">.png</text:span><text:span text:style-name="T3">, y luego las he editado una a una con Gimp para obtener imágenes en blanco y negro usando una misma tonalidad de gris para que queden homogéneas. Luego he descargado la imagen sprite de la web y el CSS, pero el CSS lo he retocado para en vez de tener dos clases diferentes tener solo la clase en blanco y negro <text:s/>y sobre esa un </text:span><text:span text:style-name="T1">.hover</text:span><text:span text:style-name="T3"> que la muestra a color.</text:span></text:p>
      <text:h text:style-name="P63" text:outline-level="2">Se valorará el uso de soluciones como normalize.css, modernizr, y en general cualquier otra solución que aparece en html boilerplate</text:h>
      <text:p text:style-name="P21">Generé el proyecto con Yeoman incluyendo en él tanto <text:s/>Bootstrap como HTML5 Boilerplate, Modoernizr y Normalize</text:p>
      <text:p text:style-name="P29">El documento con las tecnologías usadas (fuentes de Google, paleta de colores, framework CSS, plugins…) está en el pie de página.</text:p>
      <text:h text:style-name="P63" text:outline-level="2">Todo el código css y js deberá ir en ficheros externos (nunca en el html)</text:h>
      <text:p text:style-name="P21">El CSS y JS de la página está en ficheros a parte que se incluyen en el <text:span text:style-name="T1">.html</text:span><text:span text:style-name="T3"> con &lt;link&gt; y &lt;script&gt;.</text:span></text:p>
      <text:p text:style-name="P22">Los CSS que he necesitado incluir los he realizado en formato LESS, que Gulp compila a CSS y luego concatena con otros CSS para que el servidor haga el mínimo número de llamadas posibles. Las funciones JS que he necesitado también se encuentran en un fichero JS a parte que también se concatena con otros JS.</text:p>
      <text:p text:style-name="P23">Aunque he tratado de meter todo el código que he podido en mi <text:span text:style-name="T1">main.js</text:span> para solo incluir bloques de javascript para llamar a las funciones, algunos widgets (los de valoraciones <text:soft-page-break/>de TripAdvisor, el tiempo...) requieren algo de código javascript en el html.</text:p>
      <text:h text:style-name="P63" text:outline-level="2">Se minimizará el número de accesos a ficheros css y js externos, pudiendose valorar el uso de CDNs</text:h>
      <text:p text:style-name="P21">Todos los CSS y todos los JS que no se obtienen vía CDNs se concaten en un único fichero para los <text:s/>CSS y otro para los JS que son minimizados, por lo que el <text:span text:style-name="T1">index.html</text:span><text:span text:style-name="T3"> solo carga un fichero con los JS y otro con los CSS. </text:span></text:p>
      <text:p text:style-name="P22">He incluido un plugin, bxSlider, que cargo usando un CDN, para incluir alguno en mi web. Gulp no puede descargar estos ficheros del CDN para concatenarlos y minimizarlos junto al resto de ficheros que están en local, por lo que tanto el CSS como el JS que se obtienen vía CDN requieren una llamada adicional. Sin embargo, mi proyecto incluye un fichero htcaccess que configura el cacheado de los ficheros, por lo que el fichero podría estar cacheado en el navegador del usuario y por tanto no sería necesario descargarlo. Además, los CDNs también tienen cacheado por lo que su descarga también está bastante optimizada.</text:p>
      <text:p text:style-name="P22">Personalmente no me gusta usar CDNs porque eso hace que la web sea dependiente de la conexión al CDN para obtener estilos o JS que son necesarios para mostrar la página. Se puede disponer de una versión local de esos ficheros e indicar en el HTML con un script que si la descarga del CDN falla se usen las versiones locales, cosa que he hecho en el proyecto. Sin embargo, eso requiere que si se cambia la versión del fichero obtenida por CDN haya que descargarsela para guardarla en local, y a veces se puede pasar por alto, sirviendo por tanto una versión incorrecta de los ficheros cuando el CDN falla.</text:p>
      <text:h text:style-name="P63" text:outline-level="2">Se validará el código según la W3C.</text:h>
      <text:p text:style-name="P21">Se ha validado e incluido las imágenes de la validación en la web.</text:p>
      <text:h text:style-name="P63" text:outline-level="2">En la documentación se incluirá un diario con los cambios que se van haciendo. Se valorará y mucho el uso de un sistema de control de versiones git (github...). Adjuntar el enlace del repositorio público.</text:h>
      <text:p text:style-name="P21">Desde el primer momento he utilizado Git, por lo que hay un control de los cambios realizados en el mismo. Se puede acceder a él aquí: <text:a xlink:type="simple" xlink:href="https://github.com/srubio-diw/srubio-diw.github.io" text:style-name="Internet_20_link" text:visited-style-name="Visited_20_Internet_20_Link">https://github.com/srubio-diw/srubio-diw.github.io</text:a> </text:p>
      <text:p text:style-name="P21">Además, he hecho uso de Github Pages como he explicado antes para poder tener el sitio “desplegado” sin necesidad de usar un hosting. Se puede acceder aquí: <text:a xlink:type="simple" xlink:href="http://srubio-diw.github.io/" text:style-name="Internet_20_link" text:visited-style-name="Visited_20_Internet_20_Link">http://srubio-diw.github.io/</text:a> Cualquier cambio en el repositorio es inmediatamente visible aquí.<text:line-break/>Sin embargo, Github Pages no permite la inclusión del fichero htcaccess necesario para configurar el cacheado de los recursos, por lo que además he usado un hosting con <text:soft-page-break/>dominio gratuito para servir la página. Esa página en el hosting es la que he utilizado para pasar el PageSpeed de Google, para que tenga en cuenta el cacheado en la valoración. Se puede ver aquí: <text:s/><text:a xlink:type="simple" xlink:href="http://larosadelosvientos.esy.es/" text:style-name="Internet_20_link" text:visited-style-name="Visited_20_Internet_20_Link">http://larosadelosvientos.esy.es</text:a></text:p>
      <text:p text:style-name="P21"/>
      <text:p text:style-name="P22">Por si el log del repositorio resulta excesivo (he tenido que hacer varios commit/push para poder ver si GithubPages mostraba correctamente ciertos cambios) incluyo a continuación una lista de los pasos que he seguido para el desarrollo de la página:</text:p>
      <text:list xml:id="list4627891244218520309" text:style-name="L6">
        <text:list-item>
          <text:p text:style-name="P42">Creación del repositorio.</text:p>
        </text:list-item>
        <text:list-item>
          <text:p text:style-name="P43">Creación del proyecto con Yeoman <text:span text:style-name="T30">y primera subida a GitHub.</text:span></text:p>
        </text:list-item>
        <text:list-item>
          <text:p text:style-name="P46"><text:span text:style-name="T6">Personalización de Bootstrap cambiando </text:span><text:span text:style-name="T2">variables.less</text:span><text:span text:style-name="T6">. </text:span></text:p>
        </text:list-item>
        <text:list-item>
          <text:p text:style-name="P42">Configuración de GitHub Pages.</text:p>
        </text:list-item>
        <text:list-item>
          <text:p text:style-name="P42">Creación del sitio en Hostinger y publicación del mismo.</text:p>
        </text:list-item>
        <text:list-item>
          <text:p text:style-name="P47"><text:span text:style-name="T3">Limpieza del </text:span><text:span text:style-name="T1">index.html</text:span><text:span text:style-name="T3"> para quitar el código generado sobrante.</text:span></text:p>
        </text:list-item>
        <text:list-item>
          <text:p text:style-name="P47"><text:span text:style-name="T3">Estructuración del </text:span><text:span text:style-name="T1">index.html</text:span><text:span text:style-name="T3"> (menú de navegación, cuerpo, menú lateral y breadcrumb).</text:span></text:p>
        </text:list-item>
        <text:list-item>
          <text:p text:style-name="P42">Búsqueda de un plugin para hacer un slider. BxSlider.</text:p>
        </text:list-item>
        <text:list-item>
          <text:p text:style-name="P42">Búsqueda de imágenes para un slider y primeras pruebas.</text:p>
        </text:list-item>
        <text:list-item>
          <text:p text:style-name="P47"><text:span text:style-name="T3"><text:s/>Reajuste de la estructura del </text:span><text:span text:style-name="T1">index.html </text:span><text:span text:style-name="T3">para que sea una única página con un div que se recarga via jQuery según en enlace pulsado.</text:span></text:p>
        </text:list-item>
        <text:list-item>
          <text:p text:style-name="P42">Búsqueda de Sprites ya hechos e inclusión de los mismos en el menú lateral.</text:p>
        </text:list-item>
        <text:list-item>
          <text:p text:style-name="P42">Página de tarifas completa.</text:p>
        </text:list-item>
        <text:list-item>
          <text:p text:style-name="P42">Página de formulario de contacto completo.</text:p>
        </text:list-item>
        <text:list-item>
          <text:p text:style-name="P44">Inclusión de un widget de tiempo, cortesía de <text:a xlink:type="simple" xlink:href="http://www.eltiempo.es/" text:style-name="Internet_20_link" text:visited-style-name="Visited_20_Internet_20_Link">http://www.eltiempo.es/</text:a>.</text:p>
        </text:list-item>
        <text:list-item>
          <text:p text:style-name="P45">Inclusión de dos widget de TripAdvisor. Puesto que el camping de la web no es real, los widget de TripAdvisor pertenecen a otro camping de Valencia, pero son de libre uso.</text:p>
        </text:list-item>
        <text:list-item>
          <text:p text:style-name="P48">Cambio de menú, reducción de secciones.</text:p>
        </text:list-item>
        <text:list-item>
          <text:p text:style-name="P48"><text:s/><text:span text:style-name="T32">Sección de instalaciones.</text:span></text:p>
        </text:list-item>
        <text:list-item>
          <text:p text:style-name="P48"><text:s/><text:span text:style-name="T32">Sección de servicios.</text:span></text:p>
        </text:list-item>
        <text:list-item>
          <text:p text:style-name="P48"><text:s/><text:span text:style-name="T32">Página ¿Dónde estamos? con plugin de Google Maps.</text:span></text:p>
        </text:list-item>
        <text:list-item>
          <text:p text:style-name="P49"><text:s/>Galeria con plugin jQuery.</text:p>
        </text:list-item>
        <text:list-item>
          <text:p text:style-name="P50"><text:s/><text:span text:style-name="T36">Sustitución de los iconos de redes sociales. He cambiado el sprite que había, </text:span><text:soft-page-break/><text:span text:style-name="T36">descargado de internet, por uno generado con </text:span><text:a xlink:type="simple" xlink:href="http://spritegen.website-performance.org/" text:style-name="Internet_20_link" text:visited-style-name="Visited_20_Internet_20_Link"><text:span text:style-name="T36">http://spritegen.website-performance.org</text:span></text:a><text:span text:style-name="T36"> y estilos propios además de imágenes en blanco y negro realizadas con gimp a partir de las imagenes a color.</text:span></text:p>
        </text:list-item>
        <text:list-item>
          <text:p text:style-name="P50"><text:s/><text:span text:style-name="T37">Colocación de footer.</text:span></text:p>
        </text:list-item>
        <text:list-item>
          <text:p text:style-name="P50"><text:s/><text:span text:style-name="T39">Adaptación de las pantallas a distintos tamaños: responsivo.</text:span></text:p>
        </text:list-item>
        <text:list-item>
          <text:p text:style-name="P50"><text:s/><text:span text:style-name="T43">Video y enlace a documentos de tecnologías y de derechos de imágenes en el pie de página.</text:span></text:p>
        </text:list-item>
        <text:list-item>
          <text:p text:style-name="P50"><text:s/><text:span text:style-name="T44">Fallback para la carga de bxSlider via CDN.</text:span></text:p>
          <text:p text:style-name="P4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Ubuntu" fo:font-family="Ubuntu" style:font-pitch="variable" officeooo:rsid="001dc4c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1dc4c5"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8:09:15.305830086</meta:creation-date>
    <meta:editing-duration>PT7H32M17S</meta:editing-duration>
    <meta:editing-cycles>27</meta:editing-cycles>
    <meta:generator>LibreOffice/5.0.5.2$Linux_X86_64 LibreOffice_project/00m0$Build-2</meta:generator>
    <dc:date>2016-04-23T21:42:36.044958569</dc:date>
    <meta:document-statistic meta:table-count="0" meta:image-count="6" meta:object-count="0" meta:page-count="11" meta:paragraph-count="115" meta:word-count="3152" meta:character-count="18224" meta:non-whitespace-character-count="15184"/>
  </office:meta>
</office:document-meta>
</file>